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 style:text-autospace="none"/>
    </style:style>
    <style:style style:name="P2" style:family="paragraph">
      <style:text-properties fo:font-family="'Courier New'" style:font-family-generic="modern" style:font-pitch="fixed" fo:font-size="22pt" fo:font-weight="bold"/>
    </style:style>
    <style:style style:name="T1" style:family="text">
      <style:text-properties fo:color="#000000" fo:font-family="'Courier New'" style:font-family-generic="modern" style:font-pitch="fixed" fo:font-size="22pt" fo:language="en" fo:country="US" fo:font-weight="bold" style:font-family-asian="'Comic Sans MS'" style:font-family-generic-asian="script" style:font-size-asian="20pt" style:font-family-complex="'Comic Sans MS'" style:font-family-generic-complex="scri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1.678cm" svg:height="3.755cm" svg:x="0.2cm" svg:y="0.201cm">
          <draw:text-box>
            <text:p text:style-name="P1"><text:span text:style-name="T1">strand (sniffer, sess_t)</text:span></text:p>
            <text:p text:style-name="P1"><text:span text:style-name="T1"><text:s/></text:span><text:span text:style-name="T1">...</text:span></text:p>
            <text:p text:style-name="P1"><text:span text:style-name="T1"><text:s/></text:span><text:span text:style-name="T1">...</text:span></text:p>
            <text:p text:style-name="P1"><text:span text:style-name="T1">endstr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1.938cm" fo:page-height="3.8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Pawel Gburzynski</meta:initial-creator>
    <meta:creation-date>2006-10-23T15:03:01</meta:creation-date>
    <dc:creator>Pawel Gburzynski</dc:creator>
    <dc:date>2006-12-21T17:31:55</dc:date>
    <dc:language>en-US</dc:language>
    <meta:editing-cycles>4</meta:editing-cycles>
    <meta:editing-duration>PT47M1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